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Concentraca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ressao</text:p>
          </table:table-cell>
          <table:table-cell office:value-type="string" calcext:value-type="string">
            <text:p>Peso_Molecular</text:p>
          </table:table-cell>
          <table:table-cell office:value-type="string" calcext:value-type="string">
            <text:p>Viscosidad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410" calcext:value-type="float">
            <text:p>241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315" calcext:value-type="float">
            <text:p>231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510" calcext:value-type="float">
            <text:p>251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5" calcext:value-type="float">
            <text:p>261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25" calcext:value-type="float">
            <text:p>262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750" calcext:value-type="float">
            <text:p>275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390" calcext:value-type="float">
            <text:p>239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520" calcext:value-type="float">
            <text:p>25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625" calcext:value-type="float">
            <text:p>262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630" calcext:value-type="float">
            <text:p>263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710" calcext:value-type="float">
            <text:p>271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7.5" calcext:value-type="float">
            <text:p>67.5</text:p>
          </table:table-cell>
          <table:table-cell office:value-type="float" office:value="2515" calcext:value-type="float">
            <text:p>251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7.5" calcext:value-type="float">
            <text:p>67.5</text:p>
          </table:table-cell>
          <table:table-cell office:value-type="float" office:value="2500" calcext:value-type="float">
            <text:p>25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7.5" calcext:value-type="float">
            <text:p>67.5</text:p>
          </table:table-cell>
          <table:table-cell office:value-type="float" office:value="2400" calcext:value-type="float">
            <text:p>240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7.5" calcext:value-type="float">
            <text:p>67.5</text:p>
          </table:table-cell>
          <table:table-cell office:value-type="float" office:value="2475" calcext:value-type="float">
            <text:p>2475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7:02:54.806677386</meta:creation-date>
    <dc:date>2015-11-20T17:04:28.258991881</dc:date>
    <meta:editing-duration>PT1M33S</meta:editing-duration>
    <meta:editing-cycles>1</meta:editing-cycles>
    <meta:document-statistic meta:table-count="1" meta:cell-count="126" meta:object-count="0"/>
    <meta:generator>LibreOffice/5.0.3.2$Linux_X86_64 LibreOffice_project/00m0$Build-2</meta:generator>
  </office:meta>
</office:document-meta>
</file>